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6C0000027CC543C6F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42.027cm" svg:height="23.612cm" draw:transform="rotate (1.5707963267946) translate (-3.365cm 44.27cm)">
          <draw:image xlink:href="Pictures/100000000000046C0000027CC543C6F6.gif" xlink:type="simple" xlink:show="embed" xlink:actuate="onLoad">
            <text:p/>
          </draw:image>
        </draw:frame>
      </draw:page>
      <draw:page draw:name="page2" draw:style-name="dp1" draw:master-page-name="Domyślnie">
        <office:forms form:automatic-focus="false" form:apply-design-mode="false"/>
        <draw:frame draw:style-name="gr1" draw:text-style-name="P1" draw:layer="layout" svg:width="42.027cm" svg:height="23.612cm" draw:transform="rotate (1.5707963267946) translate (1.023cm 35.297cm)">
          <draw:image xlink:href="Pictures/100000000000046C0000027CC543C6F6.gif" xlink:type="simple" xlink:show="embed" xlink:actuate="onLoad">
            <text:p/>
          </draw:image>
        </draw:frame>
      </draw:page>
      <draw:page draw:name="page3" draw:style-name="dp1" draw:master-page-name="Domyślnie">
        <draw:frame draw:style-name="gr1" draw:text-style-name="P1" draw:layer="layout" svg:width="42.027cm" svg:height="23.612cm" draw:transform="rotate (1.5707963267946) translate (-3.322cm 28.367cm)">
          <draw:image xlink:href="Pictures/100000000000046C0000027CC543C6F6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l" fo:country="PL" style:font-family-asian="'DejaVu Sans'" style:font-pitch-asian="variable" style:font-size-asian="24pt" style:language-asian="pl" style:country-asian="PL" style:font-family-complex="'DejaVu Sans'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3cm" fo:margin-left="0.635cm" fo:margin-right="0.665cm" fo:page-width="20.955cm" fo:page-height="29.66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4-22T13:56:36</meta:creation-date>
    <dc:date>2006-07-19T18:13:34</dc:date>
    <meta:print-date>2006-07-19T18:09:43</meta:print-date>
    <dc:language>pl-PL</dc:language>
    <meta:editing-cycles>3</meta:editing-cycles>
    <meta:editing-duration>PT26M3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